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4.54pt"/>
    </style:style>
    <style:style style:name="co4" style:family="table-column">
      <style:table-column-properties fo:break-before="auto" style:column-width="625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able-cell-properties fo:background-color="#ed4c05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999999"/>
    </style:style>
    <style:style style:name="ce6" style:family="table-cell" style:parent-style-name="Default" style:data-style-name="N11"/>
    <style:style style:name="ce7" style:family="table-cell" style:parent-style-name="Default" style:data-style-name="N11">
      <style:table-cell-properties fo:background-color="#ed4c0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2" table:number-columns-repeated="4" table:default-cell-style-name="ce6"/>
        <table:table-column table:style-name="co2" table:number-columns-repeated="101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/>EXPECTED</text:p>
          </table:table-cell>
          <table:table-cell office:value-type="string" calcext:value-type="string">
            <text:p><text:s/>UNEXPECTED</text:p>
          </table:table-cell>
          <table:table-cell office:value-type="string" calcext:value-type="string">
            <text:p><text:s/>TIMEOUT</text:p>
          </table:table-cell>
          <table:table-cell office:value-type="string" calcext:value-type="string">
            <text:p><text:s/>ERROR</text:p>
          </table:table-cell>
          <table:table-cell office:value-type="string" calcext:value-type="string">
            <text:p>Total Trials</text:p>
          </table:table-cell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/_mozilla/css/transition_calc_implicit.htm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SUM([.B2:.E2])" office:value-type="float" office:value="100" calcext:value-type="float">
            <text:p>100</text:p>
          </table:table-cell>
          <table:table-cell table:formula="of:=[.B2]/[.F2]" office:value-type="percentage" office:value="0.22" calcext:value-type="percentage">
            <text:p>22.00%</text:p>
          </table:table-cell>
          <table:table-cell table:formula="of:=[.C2]/[.F2]" office:value-type="percentage" office:value="0" calcext:value-type="percentage">
            <text:p>0.00%</text:p>
          </table:table-cell>
          <table:table-cell table:formula="of:=[.D2]/[.F2]" office:value-type="percentage" office:value="0.78" calcext:value-type="percentage">
            <text:p>78.00%</text:p>
          </table:table-cell>
          <table:table-cell table:formula="of:=[.E2]/[.F2]" office:value-type="percentage" office:value="0" calcext:value-type="percentage">
            <text:p>0.00%</text:p>
          </table:table-cell>
          <table:table-cell table:style-name="ce6" table:formula="of:=([.G36]-[.G2])/([.G2]+[.G36])" office:value-type="percentage" office:value="-0.415204678362573" calcext:value-type="percentage">
            <text:p>-41.5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_mozilla/mozilla/getBoundingClientRect.html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:.E3])" office:value-type="float" office:value="100" calcext:value-type="float">
            <text:p>100</text:p>
          </table:table-cell>
          <table:table-cell table:formula="of:=[.B3]/[.F3]" office:value-type="percentage" office:value="0.81" calcext:value-type="percentage">
            <text:p>81.00%</text:p>
          </table:table-cell>
          <table:table-cell table:formula="of:=[.C3]/[.F3]" office:value-type="percentage" office:value="0.19" calcext:value-type="percentage">
            <text:p>19.00%</text:p>
          </table:table-cell>
          <table:table-cell table:formula="of:=[.D3]/[.F3]" office:value-type="percentage" office:value="0" calcext:value-type="percentage">
            <text:p>0.00%</text:p>
          </table:table-cell>
          <table:table-cell table:formula="of:=[.E3]/[.F3]" office:value-type="percentage" office:value="0" calcext:value-type="percentage">
            <text:p>0.00%</text:p>
          </table:table-cell>
          <table:table-cell table:style-name="ce6" table:formula="of:=([.G37]-[.G3])/([.G3]+[.G37])" office:value-type="percentage" office:value="0.099949492115158" calcext:value-type="percentage">
            <text:p>9.9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_mozilla/mozilla/hit-test-background.html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:.E4])" office:value-type="float" office:value="100" calcext:value-type="float">
            <text:p>100</text:p>
          </table:table-cell>
          <table:table-cell table:formula="of:=[.B4]/[.F4]" office:value-type="percentage" office:value="0.99" calcext:value-type="percentage">
            <text:p>99.00%</text:p>
          </table:table-cell>
          <table:table-cell table:formula="of:=[.C4]/[.F4]" office:value-type="percentage" office:value="0.01" calcext:value-type="percentage">
            <text:p>1.00%</text:p>
          </table:table-cell>
          <table:table-cell table:formula="of:=[.D4]/[.F4]" office:value-type="percentage" office:value="0" calcext:value-type="percentage">
            <text:p>0.00%</text:p>
          </table:table-cell>
          <table:table-cell table:formula="of:=[.E4]/[.F4]" office:value-type="percentage" office:value="0" calcext:value-type="percentage">
            <text:p>0.00%</text:p>
          </table:table-cell>
          <table:table-cell table:style-name="ce6" table:formula="of:=([.G38]-[.G4])/([.G4]+[.G38])" office:value-type="percentage" office:value="-0.0051792215783806" calcext:value-type="percentage">
            <text:p>-0.5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_mozilla/mozilla/paint_timing.html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:.E5])" office:value-type="float" office:value="100" calcext:value-type="float">
            <text:p>100</text:p>
          </table:table-cell>
          <table:table-cell table:formula="of:=[.B5]/[.F5]" office:value-type="percentage" office:value="0.99" calcext:value-type="percentage">
            <text:p>99.00%</text:p>
          </table:table-cell>
          <table:table-cell table:formula="of:=[.C5]/[.F5]" office:value-type="percentage" office:value="0.01" calcext:value-type="percentage">
            <text:p>1.00%</text:p>
          </table:table-cell>
          <table:table-cell table:formula="of:=[.D5]/[.F5]" office:value-type="percentage" office:value="0" calcext:value-type="percentage">
            <text:p>0.00%</text:p>
          </table:table-cell>
          <table:table-cell table:formula="of:=[.E5]/[.F5]" office:value-type="percentage" office:value="0" calcext:value-type="percentage">
            <text:p>0.00%</text:p>
          </table:table-cell>
          <table:table-cell table:style-name="ce6" table:formula="of:=([.G39]-[.G5])/([.G5]+[.G39])" office:value-type="percentage" office:value="0.00502512562814071" calcext:value-type="percentage">
            <text:p>0.5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_mozilla/mozilla/scroll_root.html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:.E6])" office:value-type="float" office:value="100" calcext:value-type="float">
            <text:p>100</text:p>
          </table:table-cell>
          <table:table-cell table:formula="of:=[.B6]/[.F6]" office:value-type="percentage" office:value="0.85" calcext:value-type="percentage">
            <text:p>85.00%</text:p>
          </table:table-cell>
          <table:table-cell table:formula="of:=[.C6]/[.F6]" office:value-type="percentage" office:value="0.15" calcext:value-type="percentage">
            <text:p>15.00%</text:p>
          </table:table-cell>
          <table:table-cell table:formula="of:=[.D6]/[.F6]" office:value-type="percentage" office:value="0" calcext:value-type="percentage">
            <text:p>0.00%</text:p>
          </table:table-cell>
          <table:table-cell table:formula="of:=[.E6]/[.F6]" office:value-type="percentage" office:value="0" calcext:value-type="percentage">
            <text:p>0.00%</text:p>
          </table:table-cell>
          <table:table-cell table:style-name="ce6" table:formula="of:=([.G40]-[.G6])/([.G6]+[.G40])" office:value-type="percentage" office:value="0.0810810810810811" calcext:value-type="percentage">
            <text:p>8.1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_mozilla/mozilla/task_queue_throttling.any.html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:.E7])" office:value-type="float" office:value="100" calcext:value-type="float">
            <text:p>100</text:p>
          </table:table-cell>
          <table:table-cell table:formula="of:=[.B7]/[.F7]" office:value-type="percentage" office:value="0.49" calcext:value-type="percentage">
            <text:p>49.00%</text:p>
          </table:table-cell>
          <table:table-cell table:formula="of:=[.C7]/[.F7]" office:value-type="percentage" office:value="0.51" calcext:value-type="percentage">
            <text:p>51.00%</text:p>
          </table:table-cell>
          <table:table-cell table:formula="of:=[.D7]/[.F7]" office:value-type="percentage" office:value="0" calcext:value-type="percentage">
            <text:p>0.00%</text:p>
          </table:table-cell>
          <table:table-cell table:formula="of:=[.E7]/[.F7]" office:value-type="percentage" office:value="0" calcext:value-type="percentage">
            <text:p>0.00%</text:p>
          </table:table-cell>
          <table:table-cell table:style-name="ce6" table:formula="of:=([.G41]-[.G7])/([.G7]+[.G41])" office:value-type="percentage" office:value="0.208064647783854" calcext:value-type="percentage">
            <text:p>20.8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_mozilla/mozilla/task_queue_throttling.any.worker.html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:.E8])" office:value-type="float" office:value="100" calcext:value-type="float">
            <text:p>100</text:p>
          </table:table-cell>
          <table:table-cell table:formula="of:=[.B8]/[.F8]" office:value-type="percentage" office:value="0.54" calcext:value-type="percentage">
            <text:p>54.00%</text:p>
          </table:table-cell>
          <table:table-cell table:formula="of:=[.C8]/[.F8]" office:value-type="percentage" office:value="0.46" calcext:value-type="percentage">
            <text:p>46.00%</text:p>
          </table:table-cell>
          <table:table-cell table:formula="of:=[.D8]/[.F8]" office:value-type="percentage" office:value="0" calcext:value-type="percentage">
            <text:p>0.00%</text:p>
          </table:table-cell>
          <table:table-cell table:formula="of:=[.E8]/[.F8]" office:value-type="percentage" office:value="0" calcext:value-type="percentage">
            <text:p>0.00%</text:p>
          </table:table-cell>
          <table:table-cell table:style-name="ce6" table:formula="of:=([.G42]-[.G8])/([.G8]+[.G42])" office:value-type="percentage" office:value="0.259864322303752" calcext:value-type="percentage">
            <text:p>25.9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css/css-fonts/variations/at-font-face-font-matching.html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:.E9])" office:value-type="float" office:value="100" calcext:value-type="float">
            <text:p>100</text:p>
          </table:table-cell>
          <table:table-cell table:formula="of:=[.B9]/[.F9]" office:value-type="percentage" office:value="0.58" calcext:value-type="percentage">
            <text:p>58.00%</text:p>
          </table:table-cell>
          <table:table-cell table:formula="of:=[.C9]/[.F9]" office:value-type="percentage" office:value="0.42" calcext:value-type="percentage">
            <text:p>42.00%</text:p>
          </table:table-cell>
          <table:table-cell table:formula="of:=[.D9]/[.F9]" office:value-type="percentage" office:value="0" calcext:value-type="percentage">
            <text:p>0.00%</text:p>
          </table:table-cell>
          <table:table-cell table:formula="of:=[.E9]/[.F9]" office:value-type="percentage" office:value="0" calcext:value-type="percentage">
            <text:p>0.00%</text:p>
          </table:table-cell>
          <table:table-cell table:style-name="ce6" table:formula="of:=([.G43]-[.G9])/([.G9]+[.G43])" office:value-type="percentage" office:value="-1" calcext:value-type="percentage">
            <text:p>-10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css/css-fonts/variations/font-weight-matching.html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:.E10])" office:value-type="float" office:value="100" calcext:value-type="float">
            <text:p>100</text:p>
          </table:table-cell>
          <table:table-cell table:formula="of:=[.B10]/[.F10]" office:value-type="percentage" office:value="0.86" calcext:value-type="percentage">
            <text:p>86.00%</text:p>
          </table:table-cell>
          <table:table-cell table:formula="of:=[.C10]/[.F10]" office:value-type="percentage" office:value="0.14" calcext:value-type="percentage">
            <text:p>14.00%</text:p>
          </table:table-cell>
          <table:table-cell table:formula="of:=[.D10]/[.F10]" office:value-type="percentage" office:value="0" calcext:value-type="percentage">
            <text:p>0.00%</text:p>
          </table:table-cell>
          <table:table-cell table:formula="of:=[.E10]/[.F10]" office:value-type="percentage" office:value="0" calcext:value-type="percentage">
            <text:p>0.00%</text:p>
          </table:table-cell>
          <table:table-cell table:style-name="ce6" table:formula="of:=([.G44]-[.G10])/([.G10]+[.G44])" office:value-type="percentage" office:value="-0.317457909904444" calcext:value-type="percentage">
            <text:p>-31.7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css/css-transitions/no-transition-from-ua-to-blocking-stylesheet.html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:.E11])" office:value-type="float" office:value="100" calcext:value-type="float">
            <text:p>100</text:p>
          </table:table-cell>
          <table:table-cell table:formula="of:=[.B11]/[.F11]" office:value-type="percentage" office:value="0.99" calcext:value-type="percentage">
            <text:p>99.00%</text:p>
          </table:table-cell>
          <table:table-cell table:formula="of:=[.C11]/[.F11]" office:value-type="percentage" office:value="0.01" calcext:value-type="percentage">
            <text:p>1.00%</text:p>
          </table:table-cell>
          <table:table-cell table:formula="of:=[.D11]/[.F11]" office:value-type="percentage" office:value="0" calcext:value-type="percentage">
            <text:p>0.00%</text:p>
          </table:table-cell>
          <table:table-cell table:formula="of:=[.E11]/[.F11]" office:value-type="percentage" office:value="0" calcext:value-type="percentage">
            <text:p>0.00%</text:p>
          </table:table-cell>
          <table:table-cell table:style-name="ce6" table:formula="of:=([.G45]-[.G11])/([.G11]+[.G45])" office:value-type="percentage" office:value="-1" calcext:value-type="percentage">
            <text:p>-10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css/css-transitions/properties-value-001.html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:.E12])" office:value-type="float" office:value="100" calcext:value-type="float">
            <text:p>100</text:p>
          </table:table-cell>
          <table:table-cell table:formula="of:=[.B12]/[.F12]" office:value-type="percentage" office:value="0.97" calcext:value-type="percentage">
            <text:p>97.00%</text:p>
          </table:table-cell>
          <table:table-cell table:formula="of:=[.C12]/[.F12]" office:value-type="percentage" office:value="0.03" calcext:value-type="percentage">
            <text:p>3.00%</text:p>
          </table:table-cell>
          <table:table-cell table:formula="of:=[.D12]/[.F12]" office:value-type="percentage" office:value="0" calcext:value-type="percentage">
            <text:p>0.00%</text:p>
          </table:table-cell>
          <table:table-cell table:formula="of:=[.E12]/[.F12]" office:value-type="percentage" office:value="0" calcext:value-type="percentage">
            <text:p>0.00%</text:p>
          </table:table-cell>
          <table:table-cell table:style-name="ce6" table:formula="of:=([.G46]-[.G12])/([.G12]+[.G46])" office:value-type="percentage" office:value="-1" calcext:value-type="percentage">
            <text:p>-10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css/css-transitions/properties-value-inherit-002.html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:.E13])" office:value-type="float" office:value="100" calcext:value-type="float">
            <text:p>100</text:p>
          </table:table-cell>
          <table:table-cell table:formula="of:=[.B13]/[.F13]" office:value-type="percentage" office:value="0.91" calcext:value-type="percentage">
            <text:p>91.00%</text:p>
          </table:table-cell>
          <table:table-cell table:formula="of:=[.C13]/[.F13]" office:value-type="percentage" office:value="0.09" calcext:value-type="percentage">
            <text:p>9.00%</text:p>
          </table:table-cell>
          <table:table-cell table:formula="of:=[.D13]/[.F13]" office:value-type="percentage" office:value="0" calcext:value-type="percentage">
            <text:p>0.00%</text:p>
          </table:table-cell>
          <table:table-cell table:formula="of:=[.E13]/[.F13]" office:value-type="percentage" office:value="0" calcext:value-type="percentage">
            <text:p>0.00%</text:p>
          </table:table-cell>
          <table:table-cell table:style-name="ce6" table:formula="of:=([.G47]-[.G13])/([.G13]+[.G47])" office:value-type="percentage" office:value="-1" calcext:value-type="percentage">
            <text:p>-10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css/css-transitions/transitions-animatable-properties-01.html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:.E14])" office:value-type="float" office:value="100" calcext:value-type="float">
            <text:p>100</text:p>
          </table:table-cell>
          <table:table-cell table:formula="of:=[.B14]/[.F14]" office:value-type="percentage" office:value="0.92" calcext:value-type="percentage">
            <text:p>92.00%</text:p>
          </table:table-cell>
          <table:table-cell table:formula="of:=[.C14]/[.F14]" office:value-type="percentage" office:value="0.08" calcext:value-type="percentage">
            <text:p>8.00%</text:p>
          </table:table-cell>
          <table:table-cell table:formula="of:=[.D14]/[.F14]" office:value-type="percentage" office:value="0" calcext:value-type="percentage">
            <text:p>0.00%</text:p>
          </table:table-cell>
          <table:table-cell table:formula="of:=[.E14]/[.F14]" office:value-type="percentage" office:value="0" calcext:value-type="percentage">
            <text:p>0.00%</text:p>
          </table:table-cell>
          <table:table-cell table:style-name="ce6" table:formula="of:=([.G48]-[.G14])/([.G14]+[.G48])" office:value-type="percentage" office:value="-1" calcext:value-type="percentage">
            <text:p>-10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css/cssom-view/elementFromPoint-001.html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:.E15])" office:value-type="float" office:value="100" calcext:value-type="float">
            <text:p>100</text:p>
          </table:table-cell>
          <table:table-cell table:formula="of:=[.B15]/[.F15]" office:value-type="percentage" office:value="0.92" calcext:value-type="percentage">
            <text:p>92.00%</text:p>
          </table:table-cell>
          <table:table-cell table:formula="of:=[.C15]/[.F15]" office:value-type="percentage" office:value="0.08" calcext:value-type="percentage">
            <text:p>8.00%</text:p>
          </table:table-cell>
          <table:table-cell table:formula="of:=[.D15]/[.F15]" office:value-type="percentage" office:value="0" calcext:value-type="percentage">
            <text:p>0.00%</text:p>
          </table:table-cell>
          <table:table-cell table:formula="of:=[.E15]/[.F15]" office:value-type="percentage" office:value="0" calcext:value-type="percentage">
            <text:p>0.00%</text:p>
          </table:table-cell>
          <table:table-cell table:style-name="ce6" table:formula="of:=([.G49]-[.G15])/([.G15]+[.G49])" office:value-type="percentage" office:value="-0.0524612895770742" calcext:value-type="percentage">
            <text:p>-5.2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css/cssom-view/elementFromPoint-subpixel.html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6:.E16])" office:value-type="float" office:value="100" calcext:value-type="float">
            <text:p>100</text:p>
          </table:table-cell>
          <table:table-cell table:formula="of:=[.B16]/[.F16]" office:value-type="percentage" office:value="0.79" calcext:value-type="percentage">
            <text:p>79.00%</text:p>
          </table:table-cell>
          <table:table-cell table:formula="of:=[.C16]/[.F16]" office:value-type="percentage" office:value="0.21" calcext:value-type="percentage">
            <text:p>21.00%</text:p>
          </table:table-cell>
          <table:table-cell table:formula="of:=[.D16]/[.F16]" office:value-type="percentage" office:value="0" calcext:value-type="percentage">
            <text:p>0.00%</text:p>
          </table:table-cell>
          <table:table-cell table:formula="of:=[.E16]/[.F16]" office:value-type="percentage" office:value="0" calcext:value-type="percentage">
            <text:p>0.00%</text:p>
          </table:table-cell>
          <table:table-cell table:style-name="ce6" table:formula="of:=([.G50]-[.G16])/([.G16]+[.G50])" office:value-type="percentage" office:value="0.112309176550707" calcext:value-type="percentage">
            <text:p>11.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css/cssom-view/elementFromPosition.html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7:.E17])" office:value-type="float" office:value="100" calcext:value-type="float">
            <text:p>100</text:p>
          </table:table-cell>
          <table:table-cell table:formula="of:=[.B17]/[.F17]" office:value-type="percentage" office:value="0.98" calcext:value-type="percentage">
            <text:p>98.00%</text:p>
          </table:table-cell>
          <table:table-cell table:formula="of:=[.C17]/[.F17]" office:value-type="percentage" office:value="0.02" calcext:value-type="percentage">
            <text:p>2.00%</text:p>
          </table:table-cell>
          <table:table-cell table:formula="of:=[.D17]/[.F17]" office:value-type="percentage" office:value="0" calcext:value-type="percentage">
            <text:p>0.00%</text:p>
          </table:table-cell>
          <table:table-cell table:formula="of:=[.E17]/[.F17]" office:value-type="percentage" office:value="0" calcext:value-type="percentage">
            <text:p>0.00%</text:p>
          </table:table-cell>
          <table:table-cell table:style-name="ce6" table:formula="of:=([.G51]-[.G17])/([.G17]+[.G51])" office:value-type="percentage" office:value="0.0101010101010101" calcext:value-type="percentage">
            <text:p>1.0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css/cssom-view/matchMedia-display-none-iframe.html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SUM([.B18:.E18])" office:value-type="float" office:value="100" calcext:value-type="float">
            <text:p>100</text:p>
          </table:table-cell>
          <table:table-cell table:formula="of:=[.B18]/[.F18]" office:value-type="percentage" office:value="0.54" calcext:value-type="percentage">
            <text:p>54.00%</text:p>
          </table:table-cell>
          <table:table-cell table:formula="of:=[.C18]/[.F18]" office:value-type="percentage" office:value="0" calcext:value-type="percentage">
            <text:p>0.00%</text:p>
          </table:table-cell>
          <table:table-cell table:formula="of:=[.D18]/[.F18]" office:value-type="percentage" office:value="0" calcext:value-type="percentage">
            <text:p>0.00%</text:p>
          </table:table-cell>
          <table:table-cell table:formula="of:=[.E18]/[.F18]" office:value-type="percentage" office:value="0.46" calcext:value-type="percentage">
            <text:p>46.00%</text:p>
          </table:table-cell>
          <table:table-cell table:style-name="ce6" table:formula="of:=([.G52]-[.G18])/([.G18]+[.G52])" office:value-type="percentage" office:value="0.126898579127879" calcext:value-type="percentage">
            <text:p>12.6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fetch/nosniff/parsing-nosniff.window.html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:.E19])" office:value-type="float" office:value="100" calcext:value-type="float">
            <text:p>100</text:p>
          </table:table-cell>
          <table:table-cell table:formula="of:=[.B19]/[.F19]" office:value-type="percentage" office:value="0.05" calcext:value-type="percentage">
            <text:p>5.00%</text:p>
          </table:table-cell>
          <table:table-cell table:formula="of:=[.C19]/[.F19]" office:value-type="percentage" office:value="0.95" calcext:value-type="percentage">
            <text:p>95.00%</text:p>
          </table:table-cell>
          <table:table-cell table:formula="of:=[.D19]/[.F19]" office:value-type="percentage" office:value="0" calcext:value-type="percentage">
            <text:p>0.00%</text:p>
          </table:table-cell>
          <table:table-cell table:formula="of:=[.E19]/[.F19]" office:value-type="percentage" office:value="0" calcext:value-type="percentage">
            <text:p>0.00%</text:p>
          </table:table-cell>
          <table:table-cell table:style-name="ce6" table:formula="of:=([.G53]-[.G19])/([.G19]+[.G53])" office:value-type="percentage" office:value="0.281138790035587" calcext:value-type="percentage">
            <text:p>28.1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FileAPI/url/url-with-fetch.any.html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:.E20])" office:value-type="float" office:value="100" calcext:value-type="float">
            <text:p>100</text:p>
          </table:table-cell>
          <table:table-cell table:formula="of:=[.B20]/[.F20]" office:value-type="percentage" office:value="0.49" calcext:value-type="percentage">
            <text:p>49.00%</text:p>
          </table:table-cell>
          <table:table-cell table:formula="of:=[.C20]/[.F20]" office:value-type="percentage" office:value="0.51" calcext:value-type="percentage">
            <text:p>51.00%</text:p>
          </table:table-cell>
          <table:table-cell table:formula="of:=[.D20]/[.F20]" office:value-type="percentage" office:value="0" calcext:value-type="percentage">
            <text:p>0.00%</text:p>
          </table:table-cell>
          <table:table-cell table:formula="of:=[.E20]/[.F20]" office:value-type="percentage" office:value="0" calcext:value-type="percentage">
            <text:p>0.00%</text:p>
          </table:table-cell>
          <table:table-cell table:style-name="ce6" table:formula="of:=([.G54]-[.G20])/([.G20]+[.G54])" office:value-type="percentage" office:value="0.171646162858817" calcext:value-type="percentage">
            <text:p>17.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tml/browsers/browsing-the-web/navigating-across-documents/javascript-url-abort/javascript-url-abort-return-value-string.tentative.html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1:.E21])" office:value-type="float" office:value="100" calcext:value-type="float">
            <text:p>100</text:p>
          </table:table-cell>
          <table:table-cell table:formula="of:=[.B21]/[.F21]" office:value-type="percentage" office:value="0.99" calcext:value-type="percentage">
            <text:p>99.00%</text:p>
          </table:table-cell>
          <table:table-cell table:formula="of:=[.C21]/[.F21]" office:value-type="percentage" office:value="0.01" calcext:value-type="percentage">
            <text:p>1.00%</text:p>
          </table:table-cell>
          <table:table-cell table:formula="of:=[.D21]/[.F21]" office:value-type="percentage" office:value="0" calcext:value-type="percentage">
            <text:p>0.00%</text:p>
          </table:table-cell>
          <table:table-cell table:formula="of:=[.E21]/[.F21]" office:value-type="percentage" office:value="0" calcext:value-type="percentage">
            <text:p>0.00%</text:p>
          </table:table-cell>
          <table:table-cell table:style-name="ce6" table:formula="of:=([.G55]-[.G21])/([.G21]+[.G55])" office:value-type="percentage" office:value="-1" calcext:value-type="percentage">
            <text:p>-10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tml/browsers/history/the-history-interface/traverse_the_history_1.html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2:.E22])" office:value-type="float" office:value="100" calcext:value-type="float">
            <text:p>100</text:p>
          </table:table-cell>
          <table:table-cell table:formula="of:=[.B22]/[.F22]" office:value-type="percentage" office:value="0.57" calcext:value-type="percentage">
            <text:p>57.00%</text:p>
          </table:table-cell>
          <table:table-cell table:formula="of:=[.C22]/[.F22]" office:value-type="percentage" office:value="0.43" calcext:value-type="percentage">
            <text:p>43.00%</text:p>
          </table:table-cell>
          <table:table-cell table:formula="of:=[.D22]/[.F22]" office:value-type="percentage" office:value="0" calcext:value-type="percentage">
            <text:p>0.00%</text:p>
          </table:table-cell>
          <table:table-cell table:formula="of:=[.E22]/[.F22]" office:value-type="percentage" office:value="0" calcext:value-type="percentage">
            <text:p>0.00%</text:p>
          </table:table-cell>
          <table:table-cell table:style-name="ce6" table:formula="of:=([.G56]-[.G22])/([.G22]+[.G56])" office:value-type="percentage" office:value="-1" calcext:value-type="percentage">
            <text:p>-10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tml/semantics/embedded-content/the-img-element/non-active-document.html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3:.E23])" office:value-type="float" office:value="100" calcext:value-type="float">
            <text:p>100</text:p>
          </table:table-cell>
          <table:table-cell table:formula="of:=[.B23]/[.F23]" office:value-type="percentage" office:value="0.84" calcext:value-type="percentage">
            <text:p>84.00%</text:p>
          </table:table-cell>
          <table:table-cell table:formula="of:=[.C23]/[.F23]" office:value-type="percentage" office:value="0.16" calcext:value-type="percentage">
            <text:p>16.00%</text:p>
          </table:table-cell>
          <table:table-cell table:formula="of:=[.D23]/[.F23]" office:value-type="percentage" office:value="0" calcext:value-type="percentage">
            <text:p>0.00%</text:p>
          </table:table-cell>
          <table:table-cell table:formula="of:=[.E23]/[.F23]" office:value-type="percentage" office:value="0" calcext:value-type="percentage">
            <text:p>0.00%</text:p>
          </table:table-cell>
          <table:table-cell table:style-name="ce6" table:formula="of:=([.G57]-[.G23])/([.G23]+[.G57])" office:value-type="percentage" office:value="-0.469777306468717" calcext:value-type="percentage">
            <text:p>-46.9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tml/semantics/embedded-content/the-img-element/sizes/parse-a-sizes-attribute-standards-mode.htm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SUM([.B24:.E24])" office:value-type="float" office:value="100" calcext:value-type="float">
            <text:p>100</text:p>
          </table:table-cell>
          <table:table-cell table:formula="of:=[.B24]/[.F24]" office:value-type="percentage" office:value="0.83" calcext:value-type="percentage">
            <text:p>83.00%</text:p>
          </table:table-cell>
          <table:table-cell table:formula="of:=[.C24]/[.F24]" office:value-type="percentage" office:value="0" calcext:value-type="percentage">
            <text:p>0.00%</text:p>
          </table:table-cell>
          <table:table-cell table:formula="of:=[.D24]/[.F24]" office:value-type="percentage" office:value="0.17" calcext:value-type="percentage">
            <text:p>17.00%</text:p>
          </table:table-cell>
          <table:table-cell table:formula="of:=[.E24]/[.F24]" office:value-type="percentage" office:value="0" calcext:value-type="percentage">
            <text:p>0.00%</text:p>
          </table:table-cell>
          <table:table-cell table:style-name="ce6" table:formula="of:=([.G58]-[.G24])/([.G24]+[.G58])" office:value-type="percentage" office:value="-0.21642603206849" calcext:value-type="percentage">
            <text:p>-21.6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tml/semantics/interactive-elements/the-details-element/toggleEvent.html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5:.E25])" office:value-type="float" office:value="100" calcext:value-type="float">
            <text:p>100</text:p>
          </table:table-cell>
          <table:table-cell table:formula="of:=[.B25]/[.F25]" office:value-type="percentage" office:value="0.72" calcext:value-type="percentage">
            <text:p>72.00%</text:p>
          </table:table-cell>
          <table:table-cell table:formula="of:=[.C25]/[.F25]" office:value-type="percentage" office:value="0.28" calcext:value-type="percentage">
            <text:p>28.00%</text:p>
          </table:table-cell>
          <table:table-cell table:formula="of:=[.D25]/[.F25]" office:value-type="percentage" office:value="0" calcext:value-type="percentage">
            <text:p>0.00%</text:p>
          </table:table-cell>
          <table:table-cell table:formula="of:=[.E25]/[.F25]" office:value-type="percentage" office:value="0" calcext:value-type="percentage">
            <text:p>0.00%</text:p>
          </table:table-cell>
          <table:table-cell table:style-name="ce6" table:formula="of:=([.G59]-[.G25])/([.G25]+[.G59])" office:value-type="percentage" office:value="-0.561787905346188" calcext:value-type="percentage">
            <text:p>-56.1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tml/semantics/scripting-1/the-script-element/execution-timing/077.html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6:.E26])" office:value-type="float" office:value="100" calcext:value-type="float">
            <text:p>100</text:p>
          </table:table-cell>
          <table:table-cell table:formula="of:=[.B26]/[.F26]" office:value-type="percentage" office:value="0.96" calcext:value-type="percentage">
            <text:p>96.00%</text:p>
          </table:table-cell>
          <table:table-cell table:formula="of:=[.C26]/[.F26]" office:value-type="percentage" office:value="0.04" calcext:value-type="percentage">
            <text:p>4.00%</text:p>
          </table:table-cell>
          <table:table-cell table:formula="of:=[.D26]/[.F26]" office:value-type="percentage" office:value="0" calcext:value-type="percentage">
            <text:p>0.00%</text:p>
          </table:table-cell>
          <table:table-cell table:formula="of:=[.E26]/[.F26]" office:value-type="percentage" office:value="0" calcext:value-type="percentage">
            <text:p>0.00%</text:p>
          </table:table-cell>
          <table:table-cell table:style-name="ce6" table:formula="of:=([.G60]-[.G26])/([.G26]+[.G60])" office:value-type="percentage" office:value="0.0102062070402" calcext:value-type="percentage">
            <text:p>1.0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tml/syntax/parsing/DOMContentLoaded-defer.html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7:.E27])" office:value-type="float" office:value="100" calcext:value-type="float">
            <text:p>100</text:p>
          </table:table-cell>
          <table:table-cell table:formula="of:=[.B27]/[.F27]" office:value-type="percentage" office:value="0.9" calcext:value-type="percentage">
            <text:p>90.00%</text:p>
          </table:table-cell>
          <table:table-cell table:formula="of:=[.C27]/[.F27]" office:value-type="percentage" office:value="0.1" calcext:value-type="percentage">
            <text:p>10.00%</text:p>
          </table:table-cell>
          <table:table-cell table:formula="of:=[.D27]/[.F27]" office:value-type="percentage" office:value="0" calcext:value-type="percentage">
            <text:p>0.00%</text:p>
          </table:table-cell>
          <table:table-cell table:formula="of:=[.E27]/[.F27]" office:value-type="percentage" office:value="0" calcext:value-type="percentage">
            <text:p>0.00%</text:p>
          </table:table-cell>
          <table:table-cell table:style-name="ce6" table:formula="of:=([.G61]-[.G27])/([.G27]+[.G61])" office:value-type="percentage" office:value="0.0475681453768039" calcext:value-type="percentage">
            <text:p>4.7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tml/webappapis/dynamic-markup-insertion/document-write/iframe_005.html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8:.E28])" office:value-type="float" office:value="100" calcext:value-type="float">
            <text:p>100</text:p>
          </table:table-cell>
          <table:table-cell table:formula="of:=[.B28]/[.F28]" office:value-type="percentage" office:value="0.93" calcext:value-type="percentage">
            <text:p>93.00%</text:p>
          </table:table-cell>
          <table:table-cell table:formula="of:=[.C28]/[.F28]" office:value-type="percentage" office:value="0.07" calcext:value-type="percentage">
            <text:p>7.00%</text:p>
          </table:table-cell>
          <table:table-cell table:formula="of:=[.D28]/[.F28]" office:value-type="percentage" office:value="0" calcext:value-type="percentage">
            <text:p>0.00%</text:p>
          </table:table-cell>
          <table:table-cell table:formula="of:=[.E28]/[.F28]" office:value-type="percentage" office:value="0" calcext:value-type="percentage">
            <text:p>0.00%</text:p>
          </table:table-cell>
          <table:table-cell table:style-name="ce6" table:formula="of:=([.G62]-[.G28])/([.G28]+[.G62])" office:value-type="percentage" office:value="0.0362694300518134" calcext:value-type="percentage">
            <text:p>3.6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tml/webappapis/scripting/processing-model-2/unhandled-promise-rejections/promise-rejection-events-onerror.htm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B29:.E29])" office:value-type="float" office:value="100" calcext:value-type="float">
            <text:p>100</text:p>
          </table:table-cell>
          <table:table-cell table:formula="of:=[.B29]/[.F29]" office:value-type="percentage" office:value="0.93" calcext:value-type="percentage">
            <text:p>93.00%</text:p>
          </table:table-cell>
          <table:table-cell table:formula="of:=[.C29]/[.F29]" office:value-type="percentage" office:value="0" calcext:value-type="percentage">
            <text:p>0.00%</text:p>
          </table:table-cell>
          <table:table-cell table:formula="of:=[.D29]/[.F29]" office:value-type="percentage" office:value="0.07" calcext:value-type="percentage">
            <text:p>7.00%</text:p>
          </table:table-cell>
          <table:table-cell table:formula="of:=[.E29]/[.F29]" office:value-type="percentage" office:value="0" calcext:value-type="percentage">
            <text:p>0.00%</text:p>
          </table:table-cell>
          <table:table-cell table:style-name="ce6" table:formula="of:=([.G63]-[.G29])/([.G29]+[.G63])" office:value-type="percentage" office:value="0.0260749986777384" calcext:value-type="percentage">
            <text:p>2.6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resource-timing/resource_TAO_origin.htm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0:.E30])" office:value-type="float" office:value="100" calcext:value-type="float">
            <text:p>100</text:p>
          </table:table-cell>
          <table:table-cell table:formula="of:=[.B30]/[.F30]" office:value-type="percentage" office:value="0.69" calcext:value-type="percentage">
            <text:p>69.00%</text:p>
          </table:table-cell>
          <table:table-cell table:formula="of:=[.C30]/[.F30]" office:value-type="percentage" office:value="0.31" calcext:value-type="percentage">
            <text:p>31.00%</text:p>
          </table:table-cell>
          <table:table-cell table:formula="of:=[.D30]/[.F30]" office:value-type="percentage" office:value="0" calcext:value-type="percentage">
            <text:p>0.00%</text:p>
          </table:table-cell>
          <table:table-cell table:formula="of:=[.E30]/[.F30]" office:value-type="percentage" office:value="0" calcext:value-type="percentage">
            <text:p>0.00%</text:p>
          </table:table-cell>
          <table:table-cell table:style-name="ce6" table:formula="of:=([.G64]-[.G30])/([.G30]+[.G64])" office:value-type="percentage" office:value="-0.154859557544121" calcext:value-type="percentage">
            <text:p>-15.4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resource-timing/resource_TAO_zero.htm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1:.E31])" office:value-type="float" office:value="100" calcext:value-type="float">
            <text:p>100</text:p>
          </table:table-cell>
          <table:table-cell table:formula="of:=[.B31]/[.F31]" office:value-type="percentage" office:value="0.6" calcext:value-type="percentage">
            <text:p>60.00%</text:p>
          </table:table-cell>
          <table:table-cell table:formula="of:=[.C31]/[.F31]" office:value-type="percentage" office:value="0.4" calcext:value-type="percentage">
            <text:p>40.00%</text:p>
          </table:table-cell>
          <table:table-cell table:formula="of:=[.D31]/[.F31]" office:value-type="percentage" office:value="0" calcext:value-type="percentage">
            <text:p>0.00%</text:p>
          </table:table-cell>
          <table:table-cell table:formula="of:=[.E31]/[.F31]" office:value-type="percentage" office:value="0" calcext:value-type="percentage">
            <text:p>0.00%</text:p>
          </table:table-cell>
          <table:table-cell table:style-name="ce6" table:formula="of:=([.G65]-[.G31])/([.G31]+[.G65])" office:value-type="percentage" office:value="-0.0763765541740675" calcext:value-type="percentage">
            <text:p>-7.6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resource-timing/resource_timing_buffer_full_eventually.htm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B32:.E32])" office:value-type="float" office:value="100" calcext:value-type="float">
            <text:p>100</text:p>
          </table:table-cell>
          <table:table-cell table:formula="of:=[.B32]/[.F32]" office:value-type="percentage" office:value="0.8" calcext:value-type="percentage">
            <text:p>80.00%</text:p>
          </table:table-cell>
          <table:table-cell table:formula="of:=[.C32]/[.F32]" office:value-type="percentage" office:value="0" calcext:value-type="percentage">
            <text:p>0.00%</text:p>
          </table:table-cell>
          <table:table-cell table:formula="of:=[.D32]/[.F32]" office:value-type="percentage" office:value="0.2" calcext:value-type="percentage">
            <text:p>20.00%</text:p>
          </table:table-cell>
          <table:table-cell table:formula="of:=[.E32]/[.F32]" office:value-type="percentage" office:value="0" calcext:value-type="percentage">
            <text:p>0.00%</text:p>
          </table:table-cell>
          <table:table-cell table:style-name="ce6" table:formula="of:=([.G66]-[.G32])/([.G32]+[.G66])" office:value-type="percentage" office:value="0.106094808126411" calcext:value-type="percentage">
            <text:p>10.6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workers/constructors/Worker/Worker-constructor.html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SUM([.B33:.E33])" office:value-type="float" office:value="100" calcext:value-type="float">
            <text:p>100</text:p>
          </table:table-cell>
          <table:table-cell table:formula="of:=[.B33]/[.F33]" office:value-type="percentage" office:value="0.65" calcext:value-type="percentage">
            <text:p>65.00%</text:p>
          </table:table-cell>
          <table:table-cell table:formula="of:=[.C33]/[.F33]" office:value-type="percentage" office:value="0" calcext:value-type="percentage">
            <text:p>0.00%</text:p>
          </table:table-cell>
          <table:table-cell table:formula="of:=[.D33]/[.F33]" office:value-type="percentage" office:value="0" calcext:value-type="percentage">
            <text:p>0.00%</text:p>
          </table:table-cell>
          <table:table-cell table:formula="of:=[.E33]/[.F33]" office:value-type="percentage" office:value="0.35" calcext:value-type="percentage">
            <text:p>35.00%</text:p>
          </table:table-cell>
          <table:table-cell table:style-name="ce6" table:formula="of:=([.G67]-[.G33])/([.G33]+[.G67])" office:value-type="percentage" office:value="0.207268247613181" calcext:value-type="percentage">
            <text:p>20.73%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/_mozilla/css/transition_calc_implicit.htm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SUM([.B36:.E36])" office:value-type="float" office:value="99" calcext:value-type="float">
            <text:p>99</text:p>
          </table:table-cell>
          <table:table-cell table:formula="of:=[.B36]/[.F36]" office:value-type="percentage" office:value="0.0909090909090909" calcext:value-type="percentage">
            <text:p>9.09%</text:p>
          </table:table-cell>
          <table:table-cell table:formula="of:=[.C36]/[.F36]" office:value-type="percentage" office:value="0" calcext:value-type="percentage">
            <text:p>0.00%</text:p>
          </table:table-cell>
          <table:table-cell table:formula="of:=[.D36]/[.F36]" office:value-type="percentage" office:value="0.909090909090909" calcext:value-type="percentage">
            <text:p>90.91%</text:p>
          </table:table-cell>
          <table:table-cell table:formula="of:=[.E36]/[.F36]" office:value-type="percentage" office:value="0" calcext:value-type="percentage">
            <text:p>0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_mozilla/mozilla/getBoundingClientRect.htm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7:.E37])" office:value-type="float" office:value="99" calcext:value-type="float">
            <text:p>99</text:p>
          </table:table-cell>
          <table:table-cell table:formula="of:=[.B37]/[.F37]" office:value-type="percentage" office:value="0.98989898989899" calcext:value-type="percentage">
            <text:p>98.99%</text:p>
          </table:table-cell>
          <table:table-cell table:formula="of:=[.C37]/[.F37]" office:value-type="percentage" office:value="0" calcext:value-type="percentage">
            <text:p>0.00%</text:p>
          </table:table-cell>
          <table:table-cell table:formula="of:=[.D37]/[.F37]" office:value-type="percentage" office:value="0.0101010101010101" calcext:value-type="percentage">
            <text:p>1.01%</text:p>
          </table:table-cell>
          <table:table-cell table:formula="of:=[.E37]/[.F37]" office:value-type="percentage" office:value="0" calcext:value-type="percentage">
            <text:p>0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_mozilla/mozilla/hit-test-background.html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8:.E38])" office:value-type="float" office:value="99" calcext:value-type="float">
            <text:p>99</text:p>
          </table:table-cell>
          <table:table-cell table:formula="of:=[.B38]/[.F38]" office:value-type="percentage" office:value="0.97979797979798" calcext:value-type="percentage">
            <text:p>97.98%</text:p>
          </table:table-cell>
          <table:table-cell table:formula="of:=[.C38]/[.F38]" office:value-type="percentage" office:value="0.0101010101010101" calcext:value-type="percentage">
            <text:p>1.01%</text:p>
          </table:table-cell>
          <table:table-cell table:formula="of:=[.D38]/[.F38]" office:value-type="percentage" office:value="0.0101010101010101" calcext:value-type="percentage">
            <text:p>1.01%</text:p>
          </table:table-cell>
          <table:table-cell table:formula="of:=[.E38]/[.F38]" office:value-type="percentage" office:value="0" calcext:value-type="percentage">
            <text:p>0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_mozilla/mozilla/paint_timing.html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9:.E39])" office:value-type="float" office:value="99" calcext:value-type="float">
            <text:p>99</text:p>
          </table:table-cell>
          <table:table-cell table:formula="of:=[.B39]/[.F39]" office:value-type="percentage" office:value="1" calcext:value-type="percentage">
            <text:p>100.00%</text:p>
          </table:table-cell>
          <table:table-cell table:formula="of:=[.C39]/[.F39]" office:value-type="percentage" office:value="0" calcext:value-type="percentage">
            <text:p>0.00%</text:p>
          </table:table-cell>
          <table:table-cell table:formula="of:=[.D39]/[.F39]" office:value-type="percentage" office:value="0" calcext:value-type="percentage">
            <text:p>0.00%</text:p>
          </table:table-cell>
          <table:table-cell table:formula="of:=[.E39]/[.F39]" office:value-type="percentage" office:value="0" calcext:value-type="percentage">
            <text:p>0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_mozilla/mozilla/scroll_root.html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40:.E40])" office:value-type="float" office:value="99" calcext:value-type="float">
            <text:p>99</text:p>
          </table:table-cell>
          <table:table-cell table:formula="of:=[.B40]/[.F40]" office:value-type="percentage" office:value="1" calcext:value-type="percentage">
            <text:p>100.00%</text:p>
          </table:table-cell>
          <table:table-cell table:formula="of:=[.C40]/[.F40]" office:value-type="percentage" office:value="0" calcext:value-type="percentage">
            <text:p>0.00%</text:p>
          </table:table-cell>
          <table:table-cell table:formula="of:=[.D40]/[.F40]" office:value-type="percentage" office:value="0" calcext:value-type="percentage">
            <text:p>0.00%</text:p>
          </table:table-cell>
          <table:table-cell table:formula="of:=[.E40]/[.F40]" office:value-type="percentage" office:value="0" calcext:value-type="percentage">
            <text:p>0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_mozilla/mozilla/task_queue_throttling.any.html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[.B41:.E41])" office:value-type="float" office:value="99" calcext:value-type="float">
            <text:p>99</text:p>
          </table:table-cell>
          <table:table-cell table:formula="of:=[.B41]/[.F41]" office:value-type="percentage" office:value="0.747474747474748" calcext:value-type="percentage">
            <text:p>74.75%</text:p>
          </table:table-cell>
          <table:table-cell table:formula="of:=[.C41]/[.F41]" office:value-type="percentage" office:value="0.121212121212121" calcext:value-type="percentage">
            <text:p>12.12%</text:p>
          </table:table-cell>
          <table:table-cell table:formula="of:=[.D41]/[.F41]" office:value-type="percentage" office:value="0.131313131313131" calcext:value-type="percentage">
            <text:p>13.13%</text:p>
          </table:table-cell>
          <table:table-cell table:formula="of:=[.E41]/[.F41]" office:value-type="percentage" office:value="0" calcext:value-type="percentage">
            <text:p>0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_mozilla/mozilla/task_queue_throttling.any.worker.html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2:.E42])" office:value-type="float" office:value="99" calcext:value-type="float">
            <text:p>99</text:p>
          </table:table-cell>
          <table:table-cell table:formula="of:=[.B42]/[.F42]" office:value-type="percentage" office:value="0.919191919191919" calcext:value-type="percentage">
            <text:p>91.92%</text:p>
          </table:table-cell>
          <table:table-cell table:formula="of:=[.C42]/[.F42]" office:value-type="percentage" office:value="0.0808080808080808" calcext:value-type="percentage">
            <text:p>8.08%</text:p>
          </table:table-cell>
          <table:table-cell table:formula="of:=[.D42]/[.F42]" office:value-type="percentage" office:value="0" calcext:value-type="percentage">
            <text:p>0.00%</text:p>
          </table:table-cell>
          <table:table-cell table:formula="of:=[.E42]/[.F42]" office:value-type="percentage" office:value="0" calcext:value-type="percentage">
            <text:p>0.00%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/css/css-fonts/variations/at-font-face-font-matching.htm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SUM([.B43:.E43])" office:value-type="float" office:value="101" calcext:value-type="float">
            <text:p>101</text:p>
          </table:table-cell>
          <table:table-cell table:style-name="ce7" table:formula="of:=[.B43]/[.F43]" office:value-type="percentage" office:value="0" calcext:value-type="percentage">
            <text:p>0.00%</text:p>
          </table:table-cell>
          <table:table-cell table:style-name="ce7" table:formula="of:=[.C43]/[.F43]" office:value-type="percentage" office:value="0" calcext:value-type="percentage">
            <text:p>0.00%</text:p>
          </table:table-cell>
          <table:table-cell table:style-name="ce7" table:formula="of:=[.D43]/[.F43]" office:value-type="percentage" office:value="1" calcext:value-type="percentage">
            <text:p>100.00%</text:p>
          </table:table-cell>
          <table:table-cell table:style-name="ce7" table:formula="of:=[.E43]/[.F43]" office:value-type="percentage" office:value="0" calcext:value-type="percentage">
            <text:p>0.00%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/css/css-fonts/variations/font-weight-matching.html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SUM([.B44:.E44])" office:value-type="float" office:value="101" calcext:value-type="float">
            <text:p>101</text:p>
          </table:table-cell>
          <table:table-cell table:formula="of:=[.B44]/[.F44]" office:value-type="percentage" office:value="0.445544554455446" calcext:value-type="percentage">
            <text:p>44.55%</text:p>
          </table:table-cell>
          <table:table-cell table:formula="of:=[.C44]/[.F44]" office:value-type="percentage" office:value="0" calcext:value-type="percentage">
            <text:p>0.00%</text:p>
          </table:table-cell>
          <table:table-cell table:formula="of:=[.D44]/[.F44]" office:value-type="percentage" office:value="0.554455445544555" calcext:value-type="percentage">
            <text:p>55.45%</text:p>
          </table:table-cell>
          <table:table-cell table:formula="of:=[.E44]/[.F44]" office:value-type="percentage" office:value="0" calcext:value-type="percentage">
            <text:p>0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css/css-transitions/no-transition-from-ua-to-blocking-stylesheet.ht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B45:.E45])" office:value-type="float" office:value="99" calcext:value-type="float">
            <text:p>99</text:p>
          </table:table-cell>
          <table:table-cell table:formula="of:=[.B45]/[.F45]" office:value-type="percentage" office:value="0" calcext:value-type="percentage">
            <text:p>0.00%</text:p>
          </table:table-cell>
          <table:table-cell table:formula="of:=[.C45]/[.F45]" office:value-type="percentage" office:value="0" calcext:value-type="percentage">
            <text:p>0.00%</text:p>
          </table:table-cell>
          <table:table-cell table:formula="of:=[.D45]/[.F45]" office:value-type="percentage" office:value="1" calcext:value-type="percentage">
            <text:p>100.00%</text:p>
          </table:table-cell>
          <table:table-cell table:formula="of:=[.E45]/[.F45]" office:value-type="percentage" office:value="0" calcext:value-type="percentage">
            <text:p>0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css/css-transitions/properties-value-001.ht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SUM([.B46:.E46])" office:value-type="float" office:value="101" calcext:value-type="float">
            <text:p>101</text:p>
          </table:table-cell>
          <table:table-cell table:formula="of:=[.B46]/[.F46]" office:value-type="percentage" office:value="0" calcext:value-type="percentage">
            <text:p>0.00%</text:p>
          </table:table-cell>
          <table:table-cell table:formula="of:=[.C46]/[.F46]" office:value-type="percentage" office:value="0.0297029702970297" calcext:value-type="percentage">
            <text:p>2.97%</text:p>
          </table:table-cell>
          <table:table-cell table:formula="of:=[.D46]/[.F46]" office:value-type="percentage" office:value="0.97029702970297" calcext:value-type="percentage">
            <text:p>97.03%</text:p>
          </table:table-cell>
          <table:table-cell table:formula="of:=[.E46]/[.F46]" office:value-type="percentage" office:value="0" calcext:value-type="percentage">
            <text:p>0.00%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/css/css-transitions/properties-value-inherit-002.htm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SUM([.B47:.E47])" office:value-type="float" office:value="101" calcext:value-type="float">
            <text:p>101</text:p>
          </table:table-cell>
          <table:table-cell table:style-name="ce7" table:formula="of:=[.B47]/[.F47]" office:value-type="percentage" office:value="0" calcext:value-type="percentage">
            <text:p>0.00%</text:p>
          </table:table-cell>
          <table:table-cell table:style-name="ce7" table:formula="of:=[.C47]/[.F47]" office:value-type="percentage" office:value="0.0099009900990099" calcext:value-type="percentage">
            <text:p>0.99%</text:p>
          </table:table-cell>
          <table:table-cell table:style-name="ce7" table:formula="of:=[.D47]/[.F47]" office:value-type="percentage" office:value="0.99009900990099" calcext:value-type="percentage">
            <text:p>99.01%</text:p>
          </table:table-cell>
          <table:table-cell table:style-name="ce7" table:formula="of:=[.E47]/[.F47]" office:value-type="percentage" office:value="0" calcext:value-type="percentage">
            <text:p>0.00%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/css/css-transitions/transitions-animatable-properties-01.htm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SUM([.B48:.E48])" office:value-type="float" office:value="101" calcext:value-type="float">
            <text:p>101</text:p>
          </table:table-cell>
          <table:table-cell table:style-name="ce7" table:formula="of:=[.B48]/[.F48]" office:value-type="percentage" office:value="0" calcext:value-type="percentage">
            <text:p>0.00%</text:p>
          </table:table-cell>
          <table:table-cell table:style-name="ce7" table:formula="of:=[.C48]/[.F48]" office:value-type="percentage" office:value="0" calcext:value-type="percentage">
            <text:p>0.00%</text:p>
          </table:table-cell>
          <table:table-cell table:style-name="ce7" table:formula="of:=[.D48]/[.F48]" office:value-type="percentage" office:value="1" calcext:value-type="percentage">
            <text:p>100.00%</text:p>
          </table:table-cell>
          <table:table-cell table:style-name="ce7" table:formula="of:=[.E48]/[.F48]" office:value-type="percentage" office:value="0" calcext:value-type="percentage">
            <text:p>0.00%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/css/cssom-view/elementFromPoint-001.htm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SUM([.B49:.E49])" office:value-type="float" office:value="99" calcext:value-type="float">
            <text:p>99</text:p>
          </table:table-cell>
          <table:table-cell table:formula="of:=[.B49]/[.F49]" office:value-type="percentage" office:value="0.828282828282828" calcext:value-type="percentage">
            <text:p>82.83%</text:p>
          </table:table-cell>
          <table:table-cell table:formula="of:=[.C49]/[.F49]" office:value-type="percentage" office:value="0" calcext:value-type="percentage">
            <text:p>0.00%</text:p>
          </table:table-cell>
          <table:table-cell table:formula="of:=[.D49]/[.F49]" office:value-type="percentage" office:value="0.171717171717172" calcext:value-type="percentage">
            <text:p>17.17%</text:p>
          </table:table-cell>
          <table:table-cell table:formula="of:=[.E49]/[.F49]" office:value-type="percentage" office:value="0" calcext:value-type="percentage">
            <text:p>0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css/cssom-view/elementFromPoint-subpixel.htm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0:.E50])" office:value-type="float" office:value="99" calcext:value-type="float">
            <text:p>99</text:p>
          </table:table-cell>
          <table:table-cell table:formula="of:=[.B50]/[.F50]" office:value-type="percentage" office:value="0.98989898989899" calcext:value-type="percentage">
            <text:p>98.99%</text:p>
          </table:table-cell>
          <table:table-cell table:formula="of:=[.C50]/[.F50]" office:value-type="percentage" office:value="0" calcext:value-type="percentage">
            <text:p>0.00%</text:p>
          </table:table-cell>
          <table:table-cell table:formula="of:=[.D50]/[.F50]" office:value-type="percentage" office:value="0.0101010101010101" calcext:value-type="percentage">
            <text:p>1.01%</text:p>
          </table:table-cell>
          <table:table-cell table:formula="of:=[.E50]/[.F50]" office:value-type="percentage" office:value="0" calcext:value-type="percentage">
            <text:p>0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css/cssom-view/elementFromPosition.html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51:.E51])" office:value-type="float" office:value="101" calcext:value-type="float">
            <text:p>101</text:p>
          </table:table-cell>
          <table:table-cell table:formula="of:=[.B51]/[.F51]" office:value-type="percentage" office:value="1" calcext:value-type="percentage">
            <text:p>100.00%</text:p>
          </table:table-cell>
          <table:table-cell table:formula="of:=[.C51]/[.F51]" office:value-type="percentage" office:value="0" calcext:value-type="percentage">
            <text:p>0.00%</text:p>
          </table:table-cell>
          <table:table-cell table:formula="of:=[.D51]/[.F51]" office:value-type="percentage" office:value="0" calcext:value-type="percentage">
            <text:p>0.00%</text:p>
          </table:table-cell>
          <table:table-cell table:formula="of:=[.E51]/[.F51]" office:value-type="percentage" office:value="0" calcext:value-type="percentage">
            <text:p>0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css/cssom-view/matchMedia-display-none-iframe.html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SUM([.B52:.E52])" office:value-type="float" office:value="99" calcext:value-type="float">
            <text:p>99</text:p>
          </table:table-cell>
          <table:table-cell table:formula="of:=[.B52]/[.F52]" office:value-type="percentage" office:value="0.696969696969697" calcext:value-type="percentage">
            <text:p>69.70%</text:p>
          </table:table-cell>
          <table:table-cell table:formula="of:=[.C52]/[.F52]" office:value-type="percentage" office:value="0" calcext:value-type="percentage">
            <text:p>0.00%</text:p>
          </table:table-cell>
          <table:table-cell table:formula="of:=[.D52]/[.F52]" office:value-type="percentage" office:value="0" calcext:value-type="percentage">
            <text:p>0.00%</text:p>
          </table:table-cell>
          <table:table-cell table:formula="of:=[.E52]/[.F52]" office:value-type="percentage" office:value="0.303030303030303" calcext:value-type="percentage">
            <text:p>30.3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fetch/nosniff/parsing-nosniff.window.html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3:.E53])" office:value-type="float" office:value="101" calcext:value-type="float">
            <text:p>101</text:p>
          </table:table-cell>
          <table:table-cell table:formula="of:=[.B53]/[.F53]" office:value-type="percentage" office:value="0.0891089108910891" calcext:value-type="percentage">
            <text:p>8.91%</text:p>
          </table:table-cell>
          <table:table-cell table:formula="of:=[.C53]/[.F53]" office:value-type="percentage" office:value="0.910891089108911" calcext:value-type="percentage">
            <text:p>91.09%</text:p>
          </table:table-cell>
          <table:table-cell table:formula="of:=[.D53]/[.F53]" office:value-type="percentage" office:value="0" calcext:value-type="percentage">
            <text:p>0.00%</text:p>
          </table:table-cell>
          <table:table-cell table:formula="of:=[.E53]/[.F53]" office:value-type="percentage" office:value="0" calcext:value-type="percentage">
            <text:p>0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FileAPI/url/url-with-fetch.any.html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4:.E54])" office:value-type="float" office:value="101" calcext:value-type="float">
            <text:p>101</text:p>
          </table:table-cell>
          <table:table-cell table:formula="of:=[.B54]/[.F54]" office:value-type="percentage" office:value="0.693069306930693" calcext:value-type="percentage">
            <text:p>69.31%</text:p>
          </table:table-cell>
          <table:table-cell table:formula="of:=[.C54]/[.F54]" office:value-type="percentage" office:value="0.306930693069307" calcext:value-type="percentage">
            <text:p>30.69%</text:p>
          </table:table-cell>
          <table:table-cell table:formula="of:=[.D54]/[.F54]" office:value-type="percentage" office:value="0" calcext:value-type="percentage">
            <text:p>0.00%</text:p>
          </table:table-cell>
          <table:table-cell table:formula="of:=[.E54]/[.F54]" office:value-type="percentage" office:value="0" calcext:value-type="percentage">
            <text:p>0.00%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/html/browsers/browsing-the-web/navigating-across-documents/javascript-url-abort/javascript-url-abort-return-value-string.tentative.htm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SUM([.B55:.E55])" office:value-type="float" office:value="99" calcext:value-type="float">
            <text:p>99</text:p>
          </table:table-cell>
          <table:table-cell table:style-name="ce7" table:formula="of:=[.B55]/[.F55]" office:value-type="percentage" office:value="0" calcext:value-type="percentage">
            <text:p>0.00%</text:p>
          </table:table-cell>
          <table:table-cell table:style-name="ce7" table:formula="of:=[.C55]/[.F55]" office:value-type="percentage" office:value="0" calcext:value-type="percentage">
            <text:p>0.00%</text:p>
          </table:table-cell>
          <table:table-cell table:style-name="ce7" table:formula="of:=[.D55]/[.F55]" office:value-type="percentage" office:value="1" calcext:value-type="percentage">
            <text:p>100.00%</text:p>
          </table:table-cell>
          <table:table-cell table:style-name="ce7" table:formula="of:=[.E55]/[.F55]" office:value-type="percentage" office:value="0" calcext:value-type="percentage">
            <text:p>0.00%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/html/browsers/history/the-history-interface/traverse_the_history_1.htm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SUM([.B56:.E56])" office:value-type="float" office:value="99" calcext:value-type="float">
            <text:p>99</text:p>
          </table:table-cell>
          <table:table-cell table:style-name="ce7" table:formula="of:=[.B56]/[.F56]" office:value-type="percentage" office:value="0" calcext:value-type="percentage">
            <text:p>0.00%</text:p>
          </table:table-cell>
          <table:table-cell table:style-name="ce7" table:formula="of:=[.C56]/[.F56]" office:value-type="percentage" office:value="0" calcext:value-type="percentage">
            <text:p>0.00%</text:p>
          </table:table-cell>
          <table:table-cell table:style-name="ce7" table:formula="of:=[.D56]/[.F56]" office:value-type="percentage" office:value="1" calcext:value-type="percentage">
            <text:p>100.00%</text:p>
          </table:table-cell>
          <table:table-cell table:style-name="ce7" table:formula="of:=[.E56]/[.F56]" office:value-type="percentage" office:value="0" calcext:value-type="percentage">
            <text:p>0.00%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/html/semantics/embedded-content/the-img-element/non-active-document.html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B57:.E57])" office:value-type="float" office:value="99" calcext:value-type="float">
            <text:p>99</text:p>
          </table:table-cell>
          <table:table-cell table:formula="of:=[.B57]/[.F57]" office:value-type="percentage" office:value="0.303030303030303" calcext:value-type="percentage">
            <text:p>30.30%</text:p>
          </table:table-cell>
          <table:table-cell table:formula="of:=[.C57]/[.F57]" office:value-type="percentage" office:value="0.545454545454545" calcext:value-type="percentage">
            <text:p>54.55%</text:p>
          </table:table-cell>
          <table:table-cell table:formula="of:=[.D57]/[.F57]" office:value-type="percentage" office:value="0.151515151515152" calcext:value-type="percentage">
            <text:p>15.15%</text:p>
          </table:table-cell>
          <table:table-cell table:formula="of:=[.E57]/[.F57]" office:value-type="percentage" office:value="0" calcext:value-type="percentage">
            <text:p>0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html/semantics/embedded-content/the-img-element/sizes/parse-a-sizes-attribute-standards-mode.htm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SUM([.B58:.E58])" office:value-type="float" office:value="101" calcext:value-type="float">
            <text:p>101</text:p>
          </table:table-cell>
          <table:table-cell table:formula="of:=[.B58]/[.F58]" office:value-type="percentage" office:value="0.534653465346535" calcext:value-type="percentage">
            <text:p>53.47%</text:p>
          </table:table-cell>
          <table:table-cell table:formula="of:=[.C58]/[.F58]" office:value-type="percentage" office:value="0" calcext:value-type="percentage">
            <text:p>0.00%</text:p>
          </table:table-cell>
          <table:table-cell table:formula="of:=[.D58]/[.F58]" office:value-type="percentage" office:value="0.465346534653465" calcext:value-type="percentage">
            <text:p>46.53%</text:p>
          </table:table-cell>
          <table:table-cell table:formula="of:=[.E58]/[.F58]" office:value-type="percentage" office:value="0" calcext:value-type="percentage">
            <text:p>0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html/semantics/interactive-elements/the-details-element/toggleEvent.html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B59:.E59])" office:value-type="float" office:value="99" calcext:value-type="float">
            <text:p>99</text:p>
          </table:table-cell>
          <table:table-cell table:formula="of:=[.B59]/[.F59]" office:value-type="percentage" office:value="0.202020202020202" calcext:value-type="percentage">
            <text:p>20.20%</text:p>
          </table:table-cell>
          <table:table-cell table:formula="of:=[.C59]/[.F59]" office:value-type="percentage" office:value="0.757575757575758" calcext:value-type="percentage">
            <text:p>75.76%</text:p>
          </table:table-cell>
          <table:table-cell table:formula="of:=[.D59]/[.F59]" office:value-type="percentage" office:value="0.0404040404040404" calcext:value-type="percentage">
            <text:p>4.04%</text:p>
          </table:table-cell>
          <table:table-cell table:formula="of:=[.E59]/[.F59]" office:value-type="percentage" office:value="0" calcext:value-type="percentage">
            <text:p>0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html/semantics/scripting-1/the-script-element/execution-timing/077.htm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0:.E60])" office:value-type="float" office:value="99" calcext:value-type="float">
            <text:p>99</text:p>
          </table:table-cell>
          <table:table-cell table:formula="of:=[.B60]/[.F60]" office:value-type="percentage" office:value="0.97979797979798" calcext:value-type="percentage">
            <text:p>97.98%</text:p>
          </table:table-cell>
          <table:table-cell table:formula="of:=[.C60]/[.F60]" office:value-type="percentage" office:value="0.0202020202020202" calcext:value-type="percentage">
            <text:p>2.02%</text:p>
          </table:table-cell>
          <table:table-cell table:formula="of:=[.D60]/[.F60]" office:value-type="percentage" office:value="0" calcext:value-type="percentage">
            <text:p>0.00%</text:p>
          </table:table-cell>
          <table:table-cell table:formula="of:=[.E60]/[.F60]" office:value-type="percentage" office:value="0" calcext:value-type="percentage">
            <text:p>0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html/syntax/parsing/DOMContentLoaded-defer.htm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61:.E61])" office:value-type="float" office:value="99" calcext:value-type="float">
            <text:p>99</text:p>
          </table:table-cell>
          <table:table-cell table:formula="of:=[.B61]/[.F61]" office:value-type="percentage" office:value="0.98989898989899" calcext:value-type="percentage">
            <text:p>98.99%</text:p>
          </table:table-cell>
          <table:table-cell table:formula="of:=[.C61]/[.F61]" office:value-type="percentage" office:value="0" calcext:value-type="percentage">
            <text:p>0.00%</text:p>
          </table:table-cell>
          <table:table-cell table:formula="of:=[.D61]/[.F61]" office:value-type="percentage" office:value="0.0101010101010101" calcext:value-type="percentage">
            <text:p>1.01%</text:p>
          </table:table-cell>
          <table:table-cell table:formula="of:=[.E61]/[.F61]" office:value-type="percentage" office:value="0" calcext:value-type="percentage">
            <text:p>0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html/webappapis/dynamic-markup-insertion/document-write/iframe_005.html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62:.E62])" office:value-type="float" office:value="99" calcext:value-type="float">
            <text:p>99</text:p>
          </table:table-cell>
          <table:table-cell table:formula="of:=[.B62]/[.F62]" office:value-type="percentage" office:value="1" calcext:value-type="percentage">
            <text:p>100.00%</text:p>
          </table:table-cell>
          <table:table-cell table:formula="of:=[.C62]/[.F62]" office:value-type="percentage" office:value="0" calcext:value-type="percentage">
            <text:p>0.00%</text:p>
          </table:table-cell>
          <table:table-cell table:formula="of:=[.D62]/[.F62]" office:value-type="percentage" office:value="0" calcext:value-type="percentage">
            <text:p>0.00%</text:p>
          </table:table-cell>
          <table:table-cell table:formula="of:=[.E62]/[.F62]" office:value-type="percentage" office:value="0" calcext:value-type="percentage">
            <text:p>0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html/webappapis/scripting/processing-model-2/unhandled-promise-rejections/promise-rejection-events-onerror.htm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63:.E63])" office:value-type="float" office:value="99" calcext:value-type="float">
            <text:p>99</text:p>
          </table:table-cell>
          <table:table-cell table:formula="of:=[.B63]/[.F63]" office:value-type="percentage" office:value="0.97979797979798" calcext:value-type="percentage">
            <text:p>97.98%</text:p>
          </table:table-cell>
          <table:table-cell table:formula="of:=[.C63]/[.F63]" office:value-type="percentage" office:value="0" calcext:value-type="percentage">
            <text:p>0.00%</text:p>
          </table:table-cell>
          <table:table-cell table:formula="of:=[.D63]/[.F63]" office:value-type="percentage" office:value="0.0202020202020202" calcext:value-type="percentage">
            <text:p>2.02%</text:p>
          </table:table-cell>
          <table:table-cell table:formula="of:=[.E63]/[.F63]" office:value-type="percentage" office:value="0" calcext:value-type="percentage">
            <text:p>0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resource-timing/resource_TAO_origin.htm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B64:.E64])" office:value-type="float" office:value="101" calcext:value-type="float">
            <text:p>101</text:p>
          </table:table-cell>
          <table:table-cell table:formula="of:=[.B64]/[.F64]" office:value-type="percentage" office:value="0.504950495049505" calcext:value-type="percentage">
            <text:p>50.50%</text:p>
          </table:table-cell>
          <table:table-cell table:formula="of:=[.C64]/[.F64]" office:value-type="percentage" office:value="0.346534653465346" calcext:value-type="percentage">
            <text:p>34.65%</text:p>
          </table:table-cell>
          <table:table-cell table:formula="of:=[.D64]/[.F64]" office:value-type="percentage" office:value="0.148514851485149" calcext:value-type="percentage">
            <text:p>14.85%</text:p>
          </table:table-cell>
          <table:table-cell table:formula="of:=[.E64]/[.F64]" office:value-type="percentage" office:value="0" calcext:value-type="percentage">
            <text:p>0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resource-timing/resource_TAO_zero.htm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B65:.E65])" office:value-type="float" office:value="101" calcext:value-type="float">
            <text:p>101</text:p>
          </table:table-cell>
          <table:table-cell table:formula="of:=[.B65]/[.F65]" office:value-type="percentage" office:value="0.514851485148515" calcext:value-type="percentage">
            <text:p>51.49%</text:p>
          </table:table-cell>
          <table:table-cell table:formula="of:=[.C65]/[.F65]" office:value-type="percentage" office:value="0.415841584158416" calcext:value-type="percentage">
            <text:p>41.58%</text:p>
          </table:table-cell>
          <table:table-cell table:formula="of:=[.D65]/[.F65]" office:value-type="percentage" office:value="0.0693069306930693" calcext:value-type="percentage">
            <text:p>6.93%</text:p>
          </table:table-cell>
          <table:table-cell table:formula="of:=[.E65]/[.F65]" office:value-type="percentage" office:value="0" calcext:value-type="percentage">
            <text:p>0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resource-timing/resource_timing_buffer_full_eventually.htm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66:.E66])" office:value-type="float" office:value="99" calcext:value-type="float">
            <text:p>99</text:p>
          </table:table-cell>
          <table:table-cell table:formula="of:=[.B66]/[.F66]" office:value-type="percentage" office:value="0.98989898989899" calcext:value-type="percentage">
            <text:p>98.99%</text:p>
          </table:table-cell>
          <table:table-cell table:formula="of:=[.C66]/[.F66]" office:value-type="percentage" office:value="0" calcext:value-type="percentage">
            <text:p>0.00%</text:p>
          </table:table-cell>
          <table:table-cell table:formula="of:=[.D66]/[.F66]" office:value-type="percentage" office:value="0.0101010101010101" calcext:value-type="percentage">
            <text:p>1.01%</text:p>
          </table:table-cell>
          <table:table-cell table:formula="of:=[.E66]/[.F66]" office:value-type="percentage" office:value="0" calcext:value-type="percentage">
            <text:p>0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/workers/constructors/Worker/Worker-constructor.htm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67:.E67])" office:value-type="float" office:value="99" calcext:value-type="float">
            <text:p>99</text:p>
          </table:table-cell>
          <table:table-cell table:formula="of:=[.B67]/[.F67]" office:value-type="percentage" office:value="0.98989898989899" calcext:value-type="percentage">
            <text:p>98.99%</text:p>
          </table:table-cell>
          <table:table-cell table:formula="of:=[.C67]/[.F67]" office:value-type="percentage" office:value="0" calcext:value-type="percentage">
            <text:p>0.00%</text:p>
          </table:table-cell>
          <table:table-cell table:formula="of:=[.D67]/[.F67]" office:value-type="percentage" office:value="0.0101010101010101" calcext:value-type="percentage">
            <text:p>1.01%</text:p>
          </table:table-cell>
          <table:table-cell table:formula="of:=[.E67]/[.F67]" office:value-type="percentage" office:value="0" calcext:value-type="percentage">
            <text:p>0.00%</text:p>
          </table:table-cell>
          <table:table-cell table:number-columns-repeated="1014"/>
        </table:table-row>
        <table:table-row table:style-name="ro1" table:number-rows-repeated="2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These two we wanted to record, but we were <text:s/>unable to get a “expected” record after 100 trials.</text:p>
          </table:table-cell>
          <table:table-cell table:number-columns-repeated="5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/fetch/content-type/script.window.htm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17"/>
          <table:table-cell table:number-columns-repeated="2"/>
        </table:table-row>
        <table:table-row table:style-name="ro1">
          <table:table-cell table:style-name="ce1" office:value-type="string" calcext:value-type="string">
            <text:p>/workers/semantics/run-a-worker/003.html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017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 table:number-columns-spanned="6" table:number-rows-spanned="1">
            <text:p>These entries were originally rean through RR because they were considered interesting, later it turned out I was confused about fail/pass/expected/unexpected and they’re not very interesting… So we move them down here since it is quite hard to</text:p>
          </table:table-cell>
          <table:covered-table-cell table:number-columns-repeated="5"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delete these entries from the output files from RR.</text:p>
          </table:table-cell>
          <table:table-cell table:number-columns-repeated="5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/_webgl/conformance/glsl/misc/shader-with-non-reserved-words.htm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7"/>
          <table:table-cell table:number-columns-repeated="2"/>
        </table:table-row>
        <table:table-row table:style-name="ro1">
          <table:table-cell table:style-name="ce2" office:value-type="string" calcext:value-type="string">
            <text:p>/_webgl/conformance/textures/misc/texture-upload-size.html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7"/>
          <table:table-cell table:number-columns-repeated="2"/>
        </table:table-row>
        <table:table-row table:style-name="ro1">
          <table:table-cell table:style-name="ce2" office:value-type="string" calcext:value-type="string">
            <text:p>/html/browsers/browsing-the-web/navigating-across-documents/empty_fragment.html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/html/browsers/browsing-the-web/navigating-across-documents/javascript-url-abort/javascript-url-abort-return-value-undefined.tentative.ht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/html/semantics/embedded-content/the-img-element/img-with-containment-and-size.html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/html/semantics/scripting-1/the-script-element/script-onerror-insertion-point-2.htm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/_mozilla/css/transition_calc_implicit.html</text:p>
          </table:table-cell>
          <table:table-cell office:value-type="float" office:value="0.22" calcext:value-type="float">
            <text:p>0.22</text:p>
          </table:table-cell>
          <table:table-cell office:value-type="float" office:value="0.0909090909090909" calcext:value-type="float">
            <text:p>0.090909090909091</text:p>
          </table:table-cell>
        </table:table-row>
        <table:table-row table:style-name="ro1">
          <table:table-cell office:value-type="string" calcext:value-type="string">
            <text:p>/_mozilla/mozilla/getBoundingClientRect.html</text:p>
          </table:table-cell>
          <table:table-cell office:value-type="float" office:value="0.81" calcext:value-type="float">
            <text:p>0.81</text:p>
          </table:table-cell>
          <table:table-cell office:value-type="float" office:value="0.98989898989899" calcext:value-type="float">
            <text:p>0.98989898989899</text:p>
          </table:table-cell>
        </table:table-row>
        <table:table-row table:style-name="ro1">
          <table:table-cell office:value-type="string" calcext:value-type="string">
            <text:p>/_mozilla/mozilla/hit-test-background.html</text:p>
          </table:table-cell>
          <table:table-cell office:value-type="float" office:value="0.99" calcext:value-type="float">
            <text:p>0.99</text:p>
          </table:table-cell>
          <table:table-cell office:value-type="float" office:value="0.97979797979798" calcext:value-type="float">
            <text:p>0.97979797979798</text:p>
          </table:table-cell>
        </table:table-row>
        <table:table-row table:style-name="ro1">
          <table:table-cell office:value-type="string" calcext:value-type="string">
            <text:p>/_mozilla/mozilla/paint_timing.html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_mozilla/mozilla/scroll_root.html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_mozilla/mozilla/task_queue_throttling.any.html</text:p>
          </table:table-cell>
          <table:table-cell office:value-type="float" office:value="0.49" calcext:value-type="float">
            <text:p>0.49</text:p>
          </table:table-cell>
          <table:table-cell office:value-type="float" office:value="0.747474747474748" calcext:value-type="float">
            <text:p>0.747474747474748</text:p>
          </table:table-cell>
        </table:table-row>
        <table:table-row table:style-name="ro1">
          <table:table-cell office:value-type="string" calcext:value-type="string">
            <text:p>/_mozilla/mozilla/task_queue_throttling.any.worker.html</text:p>
          </table:table-cell>
          <table:table-cell office:value-type="float" office:value="0.54" calcext:value-type="float">
            <text:p>0.54</text:p>
          </table:table-cell>
          <table:table-cell office:value-type="float" office:value="0.919191919191919" calcext:value-type="float">
            <text:p>0.919191919191919</text:p>
          </table:table-cell>
        </table:table-row>
        <table:table-row table:style-name="ro1">
          <table:table-cell office:value-type="string" calcext:value-type="string">
            <text:p>/css/css-fonts/variations/at-font-face-font-matching.html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fonts/variations/font-weight-matching.html</text:p>
          </table:table-cell>
          <table:table-cell office:value-type="float" office:value="0.86" calcext:value-type="float">
            <text:p>0.86</text:p>
          </table:table-cell>
          <table:table-cell office:value-type="float" office:value="0.445544554455446" calcext:value-type="float">
            <text:p>0.445544554455446</text:p>
          </table:table-cell>
        </table:table-row>
        <table:table-row table:style-name="ro1">
          <table:table-cell office:value-type="string" calcext:value-type="string">
            <text:p>/css/css-transitions/no-transition-from-ua-to-blocking-stylesheet.html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transitions/properties-value-001.html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transitions/properties-value-inherit-002.html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transitions/transitions-animatable-properties-01.html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om-view/elementFromPoint-001.html</text:p>
          </table:table-cell>
          <table:table-cell office:value-type="float" office:value="0.92" calcext:value-type="float">
            <text:p>0.92</text:p>
          </table:table-cell>
          <table:table-cell office:value-type="float" office:value="0.828282828282828" calcext:value-type="float">
            <text:p>0.828282828282828</text:p>
          </table:table-cell>
        </table:table-row>
        <table:table-row table:style-name="ro1">
          <table:table-cell office:value-type="string" calcext:value-type="string">
            <text:p>/css/cssom-view/elementFromPoint-subpixel.html</text:p>
          </table:table-cell>
          <table:table-cell office:value-type="float" office:value="0.79" calcext:value-type="float">
            <text:p>0.79</text:p>
          </table:table-cell>
          <table:table-cell office:value-type="float" office:value="0.98989898989899" calcext:value-type="float">
            <text:p>0.98989898989899</text:p>
          </table:table-cell>
        </table:table-row>
        <table:table-row table:style-name="ro1">
          <table:table-cell office:value-type="string" calcext:value-type="string">
            <text:p>/css/cssom-view/elementFromPosition.html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css/cssom-view/matchMedia-display-none-iframe.html</text:p>
          </table:table-cell>
          <table:table-cell office:value-type="float" office:value="0.54" calcext:value-type="float">
            <text:p>0.54</text:p>
          </table:table-cell>
          <table:table-cell office:value-type="float" office:value="0.696969696969697" calcext:value-type="float">
            <text:p>0.696969696969697</text:p>
          </table:table-cell>
        </table:table-row>
        <table:table-row table:style-name="ro1">
          <table:table-cell office:value-type="string" calcext:value-type="string">
            <text:p>/fetch/nosniff/parsing-nosniff.window.html</text:p>
          </table:table-cell>
          <table:table-cell office:value-type="float" office:value="0.05" calcext:value-type="float">
            <text:p>0.05</text:p>
          </table:table-cell>
          <table:table-cell office:value-type="float" office:value="0.0891089108910891" calcext:value-type="float">
            <text:p>0.089108910891089</text:p>
          </table:table-cell>
        </table:table-row>
        <table:table-row table:style-name="ro1">
          <table:table-cell office:value-type="string" calcext:value-type="string">
            <text:p>/FileAPI/url/url-with-fetch.any.html</text:p>
          </table:table-cell>
          <table:table-cell office:value-type="float" office:value="0.49" calcext:value-type="float">
            <text:p>0.49</text:p>
          </table:table-cell>
          <table:table-cell office:value-type="float" office:value="0.693069306930693" calcext:value-type="float">
            <text:p>0.693069306930693</text:p>
          </table:table-cell>
        </table:table-row>
        <table:table-row table:style-name="ro1">
          <table:table-cell office:value-type="string" calcext:value-type="string">
            <text:p>/html/browsers/browsing-the-web/navigating-across-documents/javascript-url-abort/javascript-url-abort-return-value-string.tentative.html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history/the-history-interface/traverse_the_history_1.html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embedded-content/the-img-element/non-active-document.html</text:p>
          </table:table-cell>
          <table:table-cell office:value-type="float" office:value="0.84" calcext:value-type="float">
            <text:p>0.84</text:p>
          </table:table-cell>
          <table:table-cell office:value-type="float" office:value="0.303030303030303" calcext:value-type="float">
            <text:p>0.303030303030303</text:p>
          </table:table-cell>
        </table:table-row>
        <table:table-row table:style-name="ro1">
          <table:table-cell office:value-type="string" calcext:value-type="string">
            <text:p>/html/semantics/embedded-content/the-img-element/sizes/parse-a-sizes-attribute-standards-mode.html</text:p>
          </table:table-cell>
          <table:table-cell office:value-type="float" office:value="0.83" calcext:value-type="float">
            <text:p>0.83</text:p>
          </table:table-cell>
          <table:table-cell office:value-type="float" office:value="0.534653465346535" calcext:value-type="float">
            <text:p>0.534653465346535</text:p>
          </table:table-cell>
        </table:table-row>
        <table:table-row table:style-name="ro1">
          <table:table-cell office:value-type="string" calcext:value-type="string">
            <text:p>/html/semantics/interactive-elements/the-details-element/toggleEvent.html</text:p>
          </table:table-cell>
          <table:table-cell office:value-type="float" office:value="0.72" calcext:value-type="float">
            <text:p>0.72</text:p>
          </table:table-cell>
          <table:table-cell office:value-type="float" office:value="0.202020202020202" calcext:value-type="float">
            <text:p>0.202020202020202</text:p>
          </table:table-cell>
        </table:table-row>
        <table:table-row table:style-name="ro1">
          <table:table-cell office:value-type="string" calcext:value-type="string">
            <text:p>/html/semantics/scripting-1/the-script-element/execution-timing/077.html</text:p>
          </table:table-cell>
          <table:table-cell office:value-type="float" office:value="0.96" calcext:value-type="float">
            <text:p>0.96</text:p>
          </table:table-cell>
          <table:table-cell office:value-type="float" office:value="0.97979797979798" calcext:value-type="float">
            <text:p>0.97979797979798</text:p>
          </table:table-cell>
        </table:table-row>
        <table:table-row table:style-name="ro1">
          <table:table-cell office:value-type="string" calcext:value-type="string">
            <text:p>/html/syntax/parsing/DOMContentLoaded-defer.html</text:p>
          </table:table-cell>
          <table:table-cell office:value-type="float" office:value="0.9" calcext:value-type="float">
            <text:p>0.9</text:p>
          </table:table-cell>
          <table:table-cell office:value-type="float" office:value="0.98989898989899" calcext:value-type="float">
            <text:p>0.98989898989899</text:p>
          </table:table-cell>
        </table:table-row>
        <table:table-row table:style-name="ro1">
          <table:table-cell office:value-type="string" calcext:value-type="string">
            <text:p>/html/webappapis/dynamic-markup-insertion/document-write/iframe_005.html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tml/webappapis/scripting/processing-model-2/unhandled-promise-rejections/promise-rejection-events-onerror.html</text:p>
          </table:table-cell>
          <table:table-cell office:value-type="float" office:value="0.93" calcext:value-type="float">
            <text:p>0.93</text:p>
          </table:table-cell>
          <table:table-cell office:value-type="float" office:value="0.97979797979798" calcext:value-type="float">
            <text:p>0.97979797979798</text:p>
          </table:table-cell>
        </table:table-row>
        <table:table-row table:style-name="ro1">
          <table:table-cell office:value-type="string" calcext:value-type="string">
            <text:p>/resource-timing/resource_TAO_origin.htm</text:p>
          </table:table-cell>
          <table:table-cell office:value-type="float" office:value="0.69" calcext:value-type="float">
            <text:p>0.69</text:p>
          </table:table-cell>
          <table:table-cell office:value-type="float" office:value="0.504950495049505" calcext:value-type="float">
            <text:p>0.504950495049505</text:p>
          </table:table-cell>
        </table:table-row>
        <table:table-row table:style-name="ro1">
          <table:table-cell office:value-type="string" calcext:value-type="string">
            <text:p>/resource-timing/resource_TAO_zero.htm</text:p>
          </table:table-cell>
          <table:table-cell office:value-type="float" office:value="0.6" calcext:value-type="float">
            <text:p>0.6</text:p>
          </table:table-cell>
          <table:table-cell office:value-type="float" office:value="0.514851485148515" calcext:value-type="float">
            <text:p>0.514851485148515</text:p>
          </table:table-cell>
        </table:table-row>
        <table:table-row table:style-name="ro1">
          <table:table-cell office:value-type="string" calcext:value-type="string">
            <text:p>/resource-timing/resource_timing_buffer_full_eventually.html</text:p>
          </table:table-cell>
          <table:table-cell office:value-type="float" office:value="0.8" calcext:value-type="float">
            <text:p>0.8</text:p>
          </table:table-cell>
          <table:table-cell office:value-type="float" office:value="0.98989898989899" calcext:value-type="float">
            <text:p>0.98989898989899</text:p>
          </table:table-cell>
        </table:table-row>
        <table:table-row table:style-name="ro1">
          <table:table-cell office:value-type="string" calcext:value-type="string">
            <text:p>/workers/constructors/Worker/Worker-constructor.html</text:p>
          </table:table-cell>
          <table:table-cell office:value-type="float" office:value="0.65" calcext:value-type="float">
            <text:p>0.65</text:p>
          </table:table-cell>
          <table:table-cell office:value-type="float" office:value="0.98989898989899" calcext:value-type="float">
            <text:p>0.98989898989899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table:style-name="ce3"/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 table:number-rows-repeated="2">
          <table:table-cell table:style-name="ce3"/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style-name="ce3"/>
          <table:table-cell table:number-columns-repeated="2"/>
        </table:table-row>
        <table:table-row table:style-name="ro1">
          <table:table-cell table:style-name="ce3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E38">
          <table:sort>
            <table:sort-by table:field-number="0" table:data-type="automatic"/>
          </table:sort>
        </table:database-range>
        <table:database-range table:name="__Anonymous_Sheet_DB__1" table:target-range-address="Sheet2.A1:Sheet2.E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09:31:19.214781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08:32:44.600425889</meta:creation-date>
    <dc:date>2019-08-20T10:55:45.209018372</dc:date>
    <meta:editing-duration>PT1H37M13S</meta:editing-duration>
    <meta:editing-cycles>6</meta:editing-cycles>
    <meta:generator>LibreOffice/6.2.6.2$Linux_X86_64 LibreOffice_project/20$Build-2</meta:generator>
    <meta:document-statistic meta:table-count="2" meta:cell-count="817" meta:object-count="0"/>
  </office:meta>
</office:document-meta>
</file>